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monospace" svg:font-family="monospace"/>
    <style:font-face style:name="serif" svg:font-family="serif"/>
    <style:font-face style:name="Serif" svg:font-family="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2149c7"/>
    </style:style>
    <style:style style:name="P2" style:family="paragraph" style:parent-style-name="Standard">
      <style:paragraph-properties fo:text-align="start" style:justify-single-word="false"/>
      <style:text-properties officeooo:rsid="0022fb5b" officeooo:paragraph-rsid="0022fb5b"/>
    </style:style>
    <style:style style:name="P3" style:family="paragraph" style:parent-style-name="Standard">
      <style:paragraph-properties fo:text-align="start" style:justify-single-word="false"/>
      <style:text-properties officeooo:rsid="00256d9a" officeooo:paragraph-rsid="00256d9a"/>
    </style:style>
    <style:style style:name="P4" style:family="paragraph" style:parent-style-name="Standard">
      <style:paragraph-properties fo:text-align="start" style:justify-single-word="false"/>
      <style:text-properties officeooo:rsid="00256d9a" officeooo:paragraph-rsid="0029c64d"/>
    </style:style>
    <style:style style:name="P5" style:family="paragraph" style:parent-style-name="Standard">
      <style:paragraph-properties fo:text-align="start" style:justify-single-word="false"/>
      <style:text-properties officeooo:rsid="00256d9a" officeooo:paragraph-rsid="003c89dc"/>
    </style:style>
    <style:style style:name="P6" style:family="paragraph" style:parent-style-name="Standard">
      <style:paragraph-properties fo:text-align="start" style:justify-single-word="false"/>
      <style:text-properties officeooo:rsid="00256d9a" officeooo:paragraph-rsid="0054591e"/>
    </style:style>
    <style:style style:name="P7" style:family="paragraph" style:parent-style-name="Standard">
      <style:paragraph-properties fo:text-align="start" style:justify-single-word="false"/>
      <style:text-properties officeooo:rsid="002b89f9" officeooo:paragraph-rsid="002b89f9"/>
    </style:style>
    <style:style style:name="P8" style:family="paragraph" style:parent-style-name="Standard">
      <style:paragraph-properties fo:text-align="start" style:justify-single-word="false"/>
      <style:text-properties officeooo:rsid="00320a2c" officeooo:paragraph-rsid="00320a2c"/>
    </style:style>
    <style:style style:name="P9" style:family="paragraph" style:parent-style-name="Standard">
      <style:text-properties style:font-name="Serif"/>
    </style:style>
    <style:style style:name="P10" style:family="paragraph" style:parent-style-name="Standard">
      <style:text-properties style:font-name="Serif" officeooo:rsid="0035b5d4" officeooo:paragraph-rsid="0035b5d4"/>
    </style:style>
    <style:style style:name="P11" style:family="paragraph" style:parent-style-name="Standard">
      <style:paragraph-properties fo:text-align="center" style:justify-single-word="false"/>
      <style:text-properties officeooo:rsid="005a17a6" officeooo:paragraph-rsid="005a17a6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paragraph-properties fo:text-align="center" style:justify-single-word="false"/>
      <style:text-properties officeooo:rsid="001fa7e8" officeooo:paragraph-rsid="001fa7e8"/>
    </style:style>
    <style:style style:name="P14" style:family="paragraph" style:parent-style-name="Text_20_body">
      <style:text-properties officeooo:rsid="001fa7e8" officeooo:paragraph-rsid="001fa7e8"/>
    </style:style>
    <style:style style:name="P15" style:family="paragraph" style:parent-style-name="Text_20_body">
      <style:paragraph-properties fo:text-align="center" style:justify-single-word="false"/>
      <style:text-properties officeooo:rsid="0047ff03" officeooo:paragraph-rsid="0047ff03"/>
    </style:style>
    <style:style style:name="P16" style:family="paragraph" style:parent-style-name="Text_20_body">
      <style:text-properties officeooo:rsid="004881f5" officeooo:paragraph-rsid="004881f5"/>
    </style:style>
    <style:style style:name="P17" style:family="paragraph" style:parent-style-name="Text_20_body">
      <style:text-properties officeooo:rsid="0063676e" officeooo:paragraph-rsid="0047ff03"/>
    </style:style>
    <style:style style:name="P18" style:family="paragraph" style:parent-style-name="Text_20_body">
      <style:paragraph-properties fo:text-align="center" style:justify-single-word="false"/>
      <style:text-properties officeooo:rsid="0063676e" officeooo:paragraph-rsid="0063676e"/>
    </style:style>
    <style:style style:name="P19" style:family="paragraph" style:parent-style-name="Text_20_body">
      <style:paragraph-properties fo:text-align="start" style:justify-single-word="false"/>
      <style:text-properties style:font-name="Serif" officeooo:rsid="0047ff03" officeooo:paragraph-rsid="0047ff03"/>
    </style:style>
    <style:style style:name="P20" style:family="paragraph" style:parent-style-name="Text_20_body">
      <style:text-properties style:font-name="Serif" officeooo:rsid="003e6140" officeooo:paragraph-rsid="003e6140"/>
    </style:style>
    <style:style style:name="P21" style:family="paragraph" style:parent-style-name="Heading_20_3">
      <style:paragraph-properties fo:text-align="center" style:justify-single-word="false"/>
    </style:style>
    <style:style style:name="P22" style:family="paragraph" style:parent-style-name="Subtitle">
      <style:text-properties officeooo:rsid="001fa7e8" officeooo:paragraph-rsid="001fa7e8"/>
    </style:style>
    <style:style style:name="P23" style:family="paragraph" style:parent-style-name="Table_20_Contents">
      <style:paragraph-properties fo:text-align="start" style:justify-single-word="false"/>
      <style:text-properties officeooo:rsid="00256d9a" officeooo:paragraph-rsid="00256d9a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256d9a" officeooo:paragraph-rsid="00256d9a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256d9a" officeooo:paragraph-rsid="00273330"/>
    </style:style>
    <style:style style:name="P26" style:family="paragraph" style:parent-style-name="Standard" style:list-style-name="L2"/>
    <style:style style:name="P27" style:family="paragraph" style:parent-style-name="Standard" style:list-style-name="L2">
      <style:paragraph-properties fo:text-align="start" style:justify-single-word="false"/>
      <style:text-properties style:font-name="serif" fo:font-size="12pt" officeooo:rsid="002b89f9" officeooo:paragraph-rsid="002b89f9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serif" fo:font-size="12pt" officeooo:rsid="0034bfc8" officeooo:paragraph-rsid="00320a2c"/>
    </style:style>
    <style:style style:name="P29" style:family="paragraph" style:parent-style-name="Standard" style:list-style-name="L2">
      <style:text-properties style:font-name="serif" fo:font-size="12pt" officeooo:rsid="00320a2c" officeooo:paragraph-rsid="00320a2c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serif" fo:font-size="12pt" officeooo:rsid="00320a2c" officeooo:paragraph-rsid="0033a4e9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serif" fo:font-size="12pt" officeooo:rsid="00320a2c" officeooo:paragraph-rsid="0035b5d4"/>
    </style:style>
    <style:style style:name="P32" style:family="paragraph" style:parent-style-name="Standard" style:list-style-name="L2">
      <style:text-properties style:font-name="serif" fo:font-size="12pt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serif" fo:font-size="12pt" officeooo:rsid="005e78f5" officeooo:paragraph-rsid="005e78f5"/>
    </style:style>
    <style:style style:name="P34" style:family="paragraph" style:parent-style-name="Standard" style:list-style-name="L2">
      <style:paragraph-properties fo:text-align="start" style:justify-single-word="false"/>
      <style:text-properties officeooo:rsid="00320a2c" officeooo:paragraph-rsid="00320a2c"/>
    </style:style>
    <style:style style:name="P35" style:family="paragraph" style:parent-style-name="Standard" style:list-style-name="L2">
      <style:paragraph-properties fo:text-align="start" style:justify-single-word="false"/>
      <style:text-properties officeooo:rsid="00320a2c" officeooo:paragraph-rsid="0033a4e9"/>
    </style:style>
    <style:style style:name="P36" style:family="paragraph" style:parent-style-name="Standard" style:list-style-name="L2">
      <style:text-properties style:font-name="Serif"/>
    </style:style>
    <style:style style:name="P37" style:family="paragraph" style:parent-style-name="Standard" style:list-style-name="L2">
      <style:text-properties style:font-name="Serif" officeooo:rsid="005e8c9f" officeooo:paragraph-rsid="005e8c9f"/>
    </style:style>
    <style:style style:name="P38" style:family="paragraph" style:parent-style-name="Standard" style:list-style-name="L2">
      <style:text-properties style:font-name="Serif" officeooo:rsid="0035b5d4" officeooo:paragraph-rsid="0035b5d4"/>
    </style:style>
    <style:style style:name="P39" style:family="paragraph" style:parent-style-name="Text_20_body" style:list-style-name="L2"/>
    <style:style style:name="P40" style:family="paragraph" style:parent-style-name="Text_20_body" style:list-style-name="L3">
      <style:text-properties style:font-name="Serif" officeooo:rsid="003e6140" officeooo:paragraph-rsid="0035b5d4"/>
    </style:style>
    <style:style style:name="P41" style:family="paragraph" style:parent-style-name="Text_20_body" style:list-style-name="L4">
      <style:text-properties style:font-name="Serif" officeooo:rsid="003e6140" officeooo:paragraph-rsid="003e6140"/>
    </style:style>
    <style:style style:name="P42" style:family="paragraph" style:parent-style-name="Text_20_body" style:list-style-name="L4">
      <style:text-properties style:font-name="Serif" officeooo:rsid="0041391c" officeooo:paragraph-rsid="004cbaf0"/>
    </style:style>
    <style:style style:name="P43" style:family="paragraph" style:parent-style-name="Text_20_body" style:list-style-name="L4">
      <style:text-properties style:font-name="Serif" officeooo:rsid="0067e717" officeooo:paragraph-rsid="0067e717"/>
    </style:style>
    <style:style style:name="P44" style:family="paragraph" style:parent-style-name="Text_20_body" style:list-style-name="L4">
      <style:text-properties officeooo:rsid="003e6140" officeooo:paragraph-rsid="003e6140"/>
    </style:style>
    <style:style style:name="P45" style:family="paragraph" style:parent-style-name="Text_20_body" style:list-style-name="L4">
      <style:text-properties officeooo:rsid="006dc1e2" officeooo:paragraph-rsid="006dc1e2"/>
    </style:style>
    <style:style style:name="P46" style:family="paragraph" style:parent-style-name="Text_20_body" style:list-style-name="L4">
      <style:text-properties officeooo:rsid="0041391c" officeooo:paragraph-rsid="0041391c"/>
    </style:style>
    <style:style style:name="P47" style:family="paragraph" style:parent-style-name="Text_20_body" style:list-style-name="L4">
      <style:text-properties officeooo:rsid="0041391c" officeooo:paragraph-rsid="004cbaf0"/>
    </style:style>
    <style:style style:name="P48" style:family="paragraph" style:parent-style-name="Text_20_body" style:list-style-name="L4">
      <style:text-properties officeooo:rsid="0065fe79" officeooo:paragraph-rsid="0065fe79"/>
    </style:style>
    <style:style style:name="P49" style:family="paragraph" style:parent-style-name="Text_20_body" style:list-style-name="L4">
      <style:text-properties officeooo:rsid="004881f5" officeooo:paragraph-rsid="004881f5"/>
    </style:style>
    <style:style style:name="P50" style:family="paragraph" style:parent-style-name="Text_20_body" style:list-style-name="L4">
      <style:text-properties officeooo:rsid="004881f5" officeooo:paragraph-rsid="006d0bd0"/>
    </style:style>
    <style:style style:name="P51" style:family="paragraph" style:parent-style-name="Heading_20_3">
      <style:paragraph-properties fo:text-align="center" style:justify-single-word="false"/>
      <style:text-properties officeooo:paragraph-rsid="0035b5d4"/>
    </style:style>
    <style:style style:name="P52" style:family="paragraph" style:parent-style-name="Heading_20_2">
      <style:paragraph-properties fo:break-before="page"/>
    </style:style>
    <style:style style:name="T1" style:family="text">
      <style:text-properties officeooo:rsid="0024c973"/>
    </style:style>
    <style:style style:name="T2" style:family="text">
      <style:text-properties officeooo:rsid="00256d9a"/>
    </style:style>
    <style:style style:name="T3" style:family="text">
      <style:text-properties officeooo:rsid="00273330"/>
    </style:style>
    <style:style style:name="T4" style:family="text">
      <style:text-properties officeooo:rsid="0028fac7"/>
    </style:style>
    <style:style style:name="T5" style:family="text">
      <style:text-properties officeooo:rsid="0029c64d"/>
    </style:style>
    <style:style style:name="T6" style:family="text">
      <style:text-properties officeooo:rsid="002b89f9"/>
    </style:style>
    <style:style style:name="T7" style:family="text">
      <style:text-properties officeooo:rsid="002bd31e"/>
    </style:style>
    <style:style style:name="T8" style:family="text">
      <style:text-properties officeooo:rsid="002e0216"/>
    </style:style>
    <style:style style:name="T9" style:family="text">
      <style:text-properties officeooo:rsid="0031a800"/>
    </style:style>
    <style:style style:name="T10" style:family="text">
      <style:text-properties officeooo:rsid="00320a2c"/>
    </style:style>
    <style:style style:name="T11" style:family="text">
      <style:text-properties style:font-name="serif" fo:font-size="12pt"/>
    </style:style>
    <style:style style:name="T12" style:family="text">
      <style:text-properties style:font-name="serif" fo:font-size="12pt" officeooo:rsid="0034bfc8"/>
    </style:style>
    <style:style style:name="T13" style:family="text">
      <style:text-properties style:font-name="serif" fo:font-size="12pt" officeooo:rsid="00376847"/>
    </style:style>
    <style:style style:name="T14" style:family="text">
      <style:text-properties style:font-name="serif" fo:font-size="12pt" officeooo:rsid="005bedf5"/>
    </style:style>
    <style:style style:name="T15" style:family="text">
      <style:text-properties style:font-name="serif" fo:font-size="12pt" officeooo:rsid="005cfde5"/>
    </style:style>
    <style:style style:name="T16" style:family="text">
      <style:text-properties style:font-name="monospace"/>
    </style:style>
    <style:style style:name="T17" style:family="text">
      <style:text-properties officeooo:rsid="0035b5d4"/>
    </style:style>
    <style:style style:name="T18" style:family="text">
      <style:text-properties style:font-name="Serif"/>
    </style:style>
    <style:style style:name="T19" style:family="text">
      <style:text-properties style:font-name="Serif" officeooo:rsid="003e6140"/>
    </style:style>
    <style:style style:name="T20" style:family="text">
      <style:text-properties style:font-name="Serif" officeooo:rsid="003f783a"/>
    </style:style>
    <style:style style:name="T21" style:family="text">
      <style:text-properties style:font-name="Serif" officeooo:rsid="004149f5"/>
    </style:style>
    <style:style style:name="T22" style:family="text">
      <style:text-properties style:font-name="Serif" officeooo:rsid="00427ddf"/>
    </style:style>
    <style:style style:name="T23" style:family="text">
      <style:text-properties style:font-name="Serif" officeooo:rsid="0043103f"/>
    </style:style>
    <style:style style:name="T24" style:family="text">
      <style:text-properties style:font-name="Serif" officeooo:rsid="0043c5cd"/>
    </style:style>
    <style:style style:name="T25" style:family="text">
      <style:text-properties style:font-name="Serif" officeooo:rsid="00475225"/>
    </style:style>
    <style:style style:name="T26" style:family="text">
      <style:text-properties style:font-name="Serif" officeooo:rsid="004b4cd2"/>
    </style:style>
    <style:style style:name="T27" style:family="text">
      <style:text-properties style:font-name="Serif" officeooo:rsid="004e457e"/>
    </style:style>
    <style:style style:name="T28" style:family="text">
      <style:text-properties style:font-name="Serif" officeooo:rsid="00501cee"/>
    </style:style>
    <style:style style:name="T29" style:family="text">
      <style:text-properties style:font-name="Serif" officeooo:rsid="0035b5d4"/>
    </style:style>
    <style:style style:name="T30" style:family="text">
      <style:text-properties style:font-name="Serif" officeooo:rsid="006f3cb2"/>
    </style:style>
    <style:style style:name="T31" style:family="text">
      <style:text-properties officeooo:rsid="00379888"/>
    </style:style>
    <style:style style:name="T32" style:family="text">
      <style:text-properties officeooo:rsid="003c89dc"/>
    </style:style>
    <style:style style:name="T33" style:family="text">
      <style:text-properties officeooo:rsid="0043c5cd"/>
    </style:style>
    <style:style style:name="T34" style:family="text">
      <style:text-properties officeooo:rsid="00499e8e"/>
    </style:style>
    <style:style style:name="T35" style:family="text">
      <style:text-properties officeooo:rsid="0051c043"/>
    </style:style>
    <style:style style:name="T36" style:family="text">
      <style:text-properties officeooo:rsid="00521f47"/>
    </style:style>
    <style:style style:name="T37" style:family="text">
      <style:text-properties officeooo:rsid="0069864e"/>
    </style:style>
    <style:style style:name="T38" style:family="text">
      <style:text-properties officeooo:rsid="006d0b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Sujets de mini-projet 2016</text:p>
      <text:p text:style-name="P22">Progammation C++</text:p>
      <text:p text:style-name="P14"/>
      <text:p text:style-name="P14"/>
      <text:p text:style-name="P13">VAYSSADE Jehan-Antoine</text:p>
      <text:h text:style-name="P52" text:outline-level="2">Description de votre travail et de vos choix de programmation.</text:h>
      <text:h text:style-name="P51" text:outline-level="3"><text:span text:style-name="T19">4</text:span><text:span text:style-name="T29"> Pour aller plus loin, plus loin</text:span></text:h>
      <text:p text:style-name="P17"/>
      <text:p text:style-name="P18">Mini-projet 2016 - Phase 3 ?</text:p>
      <text:list xml:id="list426296926779543018" text:style-name="L3">
        <text:list-header>
          <text:p text:style-name="P40"/>
        </text:list-header>
      </text:list>
      <text:list xml:id="list6807322948058040459" text:style-name="L4">
        <text:list-item>
          <text:p text:style-name="P44"><text:span text:style-name="T18">Ajout des exceptions pour les message</text:span><text:span text:style-name="T27">s</text:span><text:span text:style-name="T18"> d'erreur</text:span><text:span text:style-name="T27">s</text:span></text:p>
        </text:list-item>
        <text:list-item>
          <text:p text:style-name="P45"><text:span text:style-name="T27">A</text:span><text:span text:style-name="T18">jout de la variable « ans » mise a jours automatique </text:span><text:span text:style-name="T30">a</text:span><text:span text:style-name="T18">vec la valeurs du dernier résultat calculer</text:span></text:p>
        </text:list-item>
        <text:list-item>
          <text:p text:style-name="P44"><text:span text:style-name="T18">Ajout des fonctions utilisateur</text:span><text:span text:style-name="T28">s</text:span></text:p>
          <text:list>
            <text:list-item>
              <text:p text:style-name="P44"><text:span text:style-name="T18">f(x,y,</text:span><text:span text:style-name="T20">z</text:span><text:span text:style-name="T18">)=</text:span><text:span text:style-name="T20">x*y+z</text:span></text:p>
            </text:list-item>
          </text:list>
        </text:list-item>
        <text:list-item>
          <text:p text:style-name="P41">Ajout de la notion de Context pour l'appelle des fonctions utilisateurs</text:p>
          <text:list>
            <text:list-item>
              <text:p text:style-name="P41">permet de ne pas remplacer les variables précédemment définie par celle des paramétré de la fonction appelé</text:p>
            </text:list-item>
          </text:list>
        </text:list-item>
      </text:list>
      <text:p text:style-name="P20"/>
      <text:list xml:id="list192153375579993" text:continue-numbering="true" text:style-name="L4">
        <text:list-item>
          <text:p text:style-name="P46"><text:span text:style-name="T20">E</text:span><text:span text:style-name="T18">n cours de réflexion</text:span></text:p>
          <text:list>
            <text:list-item>
              <text:p text:style-name="P46"><text:span text:style-name="T18">Ajout du changement de Context par l'utilisateur </text:span><text:span text:style-name="T22">'{expr;expr ;...}'</text:span></text:p>
              <text:list>
                <text:list-item>
                  <text:p text:style-name="P46"><text:span text:style-name="T21">Permettre</text:span><text:span text:style-name="T18"> de </text:span><text:span text:style-name="T21">définir</text:span><text:span text:style-name="T18"> des variable temporaires dans l'appel de la fonction, </text:span><text:span text:style-name="T23">tous est en place il suffi de re-factoriser le main</text:span></text:p>
                </text:list-item>
              </text:list>
            </text:list-item>
            <text:list-item>
              <text:p text:style-name="P42">Ajout des conditions et boucle ?</text:p>
              <text:list>
                <text:list-item>
                  <text:p text:style-name="P47"><text:span text:style-name="T25">possibilité</text:span><text:span text:style-name="T24"> de passer par logical_or, <text:s/>logical_and, </text:span><text:span text:style-name="T26">min, max, …</text:span></text:p>
                </text:list-item>
              </text:list>
            </text:list-item>
            <text:list-item>
              <text:p text:style-name="P48"><text:span text:style-name="T26">I</text:span><text:span text:style-name="T18">mplementer l'analyse de « 7/-5 » avec '-' comme opérateur unaire</text:span></text:p>
              <text:list>
                <text:list-item>
                  <text:p text:style-name="P43">on peut donc supposer que le token suivant une opération binaire est forcement un nombre ou un opérateur unaire ?</text:p>
                </text:list-item>
              </text:list>
            </text:list-item>
          </text:list>
        </text:list-item>
      </text:list>
      <text:p text:style-name="P16"/>
      <text:list xml:id="list192152526858455" text:continue-numbering="true" text:style-name="L4">
        <text:list-item>
          <text:p text:style-name="P49"><text:s text:c="4"/>Phase 1 : Bases de la programmation C++.</text:p>
          <text:list>
            <text:list-item>
              <text:p text:style-name="P49">fait ...</text:p>
              <text:p text:style-name="P49"/>
            </text:list-item>
          </text:list>
        </text:list-item>
        <text:list-item>
          <text:p text:style-name="P49"><text:s text:c="4"/>Phase 2 : La bibliothèque standard du C++.</text:p>
          <text:list>
            <text:list-item>
              <text:p text:style-name="P50">fait ? <text:span text:style-name="T38">math / container / string / exception / pair / map / vector / deque / ...</text:span></text:p>
              <text:p text:style-name="P49"/>
            </text:list-item>
          </text:list>
        </text:list-item>
        <text:list-item>
          <text:p text:style-name="P49"><text:soft-page-break/><text:s text:c="4"/>Phase 3 : Programmation générique et <text:span text:style-name="T34">méta</text:span> programmation en C++.</text:p>
          <text:list>
            <text:list-item>
              <text:p text:style-name="P50">fait : <text:span text:style-name="T37">template / concept / numeric_limits / <text:s/>binary_function / ..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monospace" svg:font-family="monospace"/>
    <style:font-face style:name="serif" svg:font-family="serif"/>
    <style:font-face style:name="Serif" svg:font-family="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ohit Marathi" style:font-family-complex="'Lohit Marathi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21:53:48.021591316</meta:creation-date>
    <meta:generator>LibreOffice/5.1.4.2$Linux_X86_64 LibreOffice_project/f99d75f39f1c57ebdd7ffc5f42867c12031db97a</meta:generator>
    <dc:date>2016-11-21T19:21:50.789824793</dc:date>
    <meta:editing-duration>PT3H36M47S</meta:editing-duration>
    <meta:editing-cycles>73</meta:editing-cycles>
    <meta:document-statistic meta:table-count="0" meta:image-count="0" meta:object-count="0" meta:page-count="3" meta:paragraph-count="27" meta:word-count="248" meta:character-count="1377" meta:non-whitespace-character-count="1161"/>
  </office:meta>
</office:document-meta>
</file>